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language-asian="en" style:country-asian="GB"/>
    </style:style>
    <style:style style:name="P10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language-asian="en" style:country-asian="GB"/>
    </style:style>
    <style:style style:name="P19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style:language-asian="en" style:country-asian="GB"/>
    </style:style>
    <style:style style:name="P26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language-asian="en" style:country-asian="GB"/>
    </style:style>
    <style:style style:name="P33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language-asian="en" style:country-asian="GB"/>
    </style:style>
    <style:style style:name="P40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language-asian="en" style:country-asian="GB"/>
    </style:style>
    <style:style style:name="P47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language-asian="en" style:country-asian="GB"/>
    </style:style>
    <style:style style:name="P55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language-asian="en" style:country-asian="G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70528" draw:id="id0" draw:style-name="a0" draw:name="Text Box 6" text:anchor-type="paragraph" svg:x="0in" svg:y="4.6686in" svg:width="2.15556in" svg:height="1.84375in" style:rel-width="scale" style:rel-height="scale"><draw:text-box><text:p text:style-name="P3">Staff</text:p><text:p text:style-name="P4">Code</text:p><text:p text:style-name="P5">Name</text:p><text:p text:style-name="P6">Address</text:p><text:p text:style-name="P7">CoOrdinator</text:p><text:p text:style-name="P8">BannerID</text:p></draw:text-box><svg:title/><svg:desc/></draw:frame></text:span><text:span text:style-name="T9"><draw:frame draw:z-index="251669504" draw:id="id1" draw:style-name="a1" draw:name="Text Box 2" text:anchor-type="paragraph" svg:x="0in" svg:y="2.38714in" svg:width="2.15556in" svg:height="2.19792in" style:rel-width="scale" style:rel-height="scale"><draw:text-box><text:p text:style-name="P10">Student</text:p><text:p text:style-name="P11">BannerID*</text:p><text:p text:style-name="P12">Name<text:s/></text:p><text:p text:style-name="P13">Address</text:p><text:p text:style-name="P14">Telephone</text:p><text:p text:style-name="P15">Grades</text:p><text:p text:style-name="P16">AttendanceID*</text:p><text:p text:style-name="P17"/></draw:text-box><svg:title/><svg:desc/></draw:frame></text:span><text:span text:style-name="T18"><draw:frame draw:z-index="251659264" draw:id="id2" draw:style-name="a2" draw:name="Text Box 2" text:anchor-type="paragraph" svg:x="-0.52361in" svg:y="0in" svg:width="2.16667in" svg:height="2.02292in" style:rel-width="scale" style:rel-height="scale"><draw:text-box><text:p text:style-name="P19">Module</text:p><text:p text:style-name="P20">Code</text:p><text:p text:style-name="P21">Title</text:p><text:p text:style-name="P22">Trimester</text:p><text:p text:style-name="P23">Date</text:p><text:p text:style-name="P24">CRNID</text:p></draw:text-box><svg:title/><svg:desc/></draw:frame></text:span><text:span text:style-name="T25"><draw:frame draw:z-index="251683840" draw:id="id3" draw:style-name="a3" draw:name="Text Box 2" text:anchor-type="paragraph" svg:x="-0.48643in" svg:y="4.93138in" svg:width="1.88542in" svg:height="1.3125in" style:rel-width="scale" style:rel-height="scale"><draw:text-box><text:p text:style-name="P26">Attendance</text:p><text:p text:style-name="P27">AttendanceID*</text:p><text:p text:style-name="P28">weekNumber</text:p><text:p text:style-name="P29">present(Yes/No)</text:p><text:p text:style-name="P30"/><text:p text:style-name="P31"/></draw:text-box><svg:title/><svg:desc/></draw:frame></text:span><text:span text:style-name="T32"><draw:frame draw:z-index="251665408" draw:id="id4" draw:style-name="a4" draw:name="Text Box 2" text:anchor-type="paragraph" svg:x="0in" svg:y="2.30279in" svg:width="2.15556in" svg:height="1.98403in" style:rel-width="scale" style:rel-height="scale"><draw:text-box><text:p text:style-name="P33">Programmes</text:p><text:p text:style-name="P34">CourseCode*</text:p><text:p text:style-name="P35">Name</text:p><text:p text:style-name="P36">Level</text:p><text:p text:style-name="P37">Year</text:p><text:p text:style-name="P38">ModuleCode*</text:p></draw:text-box><svg:title/><svg:desc/></draw:frame></text:span><text:span text:style-name="T39"><draw:frame draw:z-index="251661312" draw:id="id5" draw:style-name="a5" draw:name="Text Box 2" text:anchor-type="paragraph" svg:x="0in" svg:y="0.00035in" svg:width="2.13542in" svg:height="2.01042in" style:rel-width="scale" style:rel-height="scale"><draw:text-box><text:p text:style-name="P40">ModuleCRN</text:p><text:p text:style-name="P41">CRNID</text:p><text:p text:style-name="P42">CRN</text:p><text:p text:style-name="P43">Start Date</text:p><text:p text:style-name="P44">End Date</text:p><text:p text:style-name="P45">Day</text:p></draw:text-box><svg:title/><svg:desc/></draw:frame></text:span><text:span text:style-name="T46"><draw:frame draw:z-index="251663360" draw:id="id6" draw:style-name="a6" draw:name="Text Box 2" text:anchor-type="paragraph" svg:x="0in" svg:y="0.00062in" svg:width="2.14514in" svg:height="2.27083in" style:rel-width="scale" style:rel-height="scale"><draw:text-box><text:p text:style-name="P47">Campus</text:p><text:p text:style-name="P48">CampusID*</text:p><text:p text:style-name="P49">Telephone</text:p><text:p text:style-name="P50">Address</text:p><text:p text:style-name="P51">Description</text:p><text:p text:style-name="P52">Facilities</text:p><text:p text:style-name="P53">MajorCode*</text:p></draw:text-box><svg:title/><svg:desc/></draw:frame></text:span><text:span text:style-name="T54"><draw:frame draw:z-index="251667456" draw:id="id7" draw:style-name="a7" draw:name="Text Box 2" text:anchor-type="paragraph" svg:x="-0.54167in" svg:y="2.38542in" svg:width="2.16667in" svg:height="1.97292in" style:rel-width="scale" style:rel-height="scale"><draw:text-box><text:p text:style-name="P55">Major</text:p><text:p text:style-name="P56">Code*</text:p><text:p text:style-name="P57">Name</text:p><text:p text:style-name="P58">Type</text:p><text:p text:style-name="P59">CourseCode*</text:p><text:p text:style-name="Normal"/></draw:text-box><svg:title/><svg:desc/></draw:frame></text:span><text:span text:style-name="T6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ant Thorburn</meta:initial-creator>
    <dc:creator>profile</dc:creator>
    <meta:creation-date>2013-11-28T12:29:00Z</meta:creation-date>
    <dc:date>2013-11-28T12:29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